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2" svg:font-family="'Liberation Sans Narrow'" style:font-family-generic="swiss"/>
    <style:font-face style:name="Liberation Sans Narrow3" svg:font-family="'Liberation Sans Narrow'" style:font-adornments="Regular" style:font-family-generic="swiss"/>
    <style:font-face style:name="Liberation Sans2" svg:font-family="'Liberation Sans'" style:font-pitch="variable"/>
    <style:font-face style:name="Ubuntu Condensed" svg:font-family="'Ubuntu Condensed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3.7cm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3.7cm" fo:padding-top="0.125cm" fo:padding-bottom="0.125cm" fo:padding-left="0.25cm" fo:padding-right="0.25cm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3.7cm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3.7cm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55cm" fo:min-width="3.7cm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15cm" fo:min-width="3.7cm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15cm" fo:min-width="3.7cm"/>
    </style:style>
    <style:style style:name="gr12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55cm" fo:min-width="3.7cm"/>
    </style:style>
    <style:style style:name="gr13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/>
    </style:style>
    <style:style style:name="gr14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3.7cm"/>
    </style:style>
    <style:style style:name="gr15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3.7cm" fo:padding-top="0.125cm" fo:padding-bottom="0.125cm" fo:padding-left="0.25cm" fo:padding-right="0.25cm"/>
    </style:style>
    <style:style style:name="gr16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95cm" fo:min-width="3.7cm"/>
    </style:style>
    <style:style style:name="gr17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3.7cm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7.14cm" fo:min-width="4.29cm" fo:padding-top="0.13cm" fo:padding-bottom="0.13cm" fo:padding-left="0.255cm" fo:padding-right="0.255cm"/>
    </style:style>
    <style:style style:name="gr19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20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1.95cm" fo:min-width="4.3cm"/>
    </style:style>
    <style:style style:name="gr21" style:family="graphic" style:parent-style-name="standard" style:list-style-name="L1">
      <style:graphic-properties svg:stroke-width="0.01cm" svg:stroke-color="#990099" draw:marker-start-width="0.215cm" draw:marker-end-width="0.215cm" draw:fill="solid" draw:fill-color="#ffffff" draw:textarea-horizontal-align="justify" draw:textarea-vertical-align="middle" draw:auto-grow-height="false" fo:min-height="6.34cm" fo:min-width="4.29cm" fo:padding-top="0.13cm" fo:padding-bottom="0.13cm" fo:padding-left="0.255cm" fo:padding-right="0.255cm"/>
    </style:style>
    <style:style style:name="gr22" style:family="graphic" style:parent-style-name="standard">
      <style:graphic-properties svg:stroke-width="0.01cm" svg:stroke-color="#990099" draw:marker-start-width="0.215cm" draw:marker-end-width="0.215cm" draw:fill="solid" draw:fill-color="#cc00cc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b2b2b2" draw:marker-start-width="0.35cm" draw:marker-end-width="0.35cm" draw:fill="solid" draw:fill-color="#cfe7f5" draw:textarea-horizontal-align="justify" draw:textarea-vertical-align="middle" draw:auto-grow-height="false" fo:min-height="1.25cm" fo:min-width="18.8cm" fo:padding-top="0.175cm" fo:padding-bottom="0.175cm" fo:padding-left="0.3cm" fo:padding-right="0.3cm"/>
    </style:style>
    <style:style style:name="gr24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5.94cm" fo:min-width="4.29cm" fo:padding-top="0.13cm" fo:padding-bottom="0.13cm" fo:padding-left="0.255cm" fo:padding-right="0.255cm"/>
    </style:style>
    <style:style style:name="gr25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1.35cm" fo:min-width="4.3cm"/>
    </style:style>
    <style:style style:name="gr26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3.54cm" fo:min-width="4.29cm" fo:padding-top="0.13cm" fo:padding-bottom="0.13cm" fo:padding-left="0.255cm" fo:padding-right="0.255cm"/>
    </style:style>
    <style:style style:name="gr27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55cm" fo:min-width="4.3cm"/>
    </style:style>
    <style:style style:name="gr2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34cm" fo:min-width="4.29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88cm" fo:padding-top="0.13cm" fo:padding-bottom="0.13cm" fo:padding-left="0.255cm" fo:padding-right="0.255cm"/>
    </style:style>
    <style:style style:name="gr30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1.148cm" fo:min-width="4.3cm"/>
    </style:style>
    <style:style style:name="gr31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</style:style>
    <style:style style:name="gr32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</style:style>
    <style:style style:name="gr33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55cm" fo:min-width="4.3cm"/>
    </style:style>
    <style:style style:name="gr34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0.95cm" fo:min-width="4.3cm"/>
    </style:style>
    <style:style style:name="gr35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</style:style>
    <style:style style:name="gr36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35cm" fo:min-width="4.3cm"/>
    </style:style>
    <style:style style:name="gr37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15cm" fo:min-width="4.3cm"/>
    </style:style>
    <style:style style:name="gr3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/>
    </style:style>
    <style:style style:name="gr39" style:family="graphic" style:parent-style-name="standard">
      <style:graphic-properties draw:fill="none" draw:fill-color="#ffffff" draw:textarea-horizontal-align="justify" draw:textarea-vertical-align="middle" draw:auto-grow-height="false" fo:min-height="2.95cm" fo:min-width="3.7cm"/>
    </style:style>
    <style:style style:name="gr40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462cm" fo:padding-top="0.125cm" fo:padding-bottom="0.125cm" fo:padding-left="0.25cm" fo:padding-right="0.25cm"/>
    </style:style>
    <style:style style:name="gr41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663399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loext:graphic-properties draw:fill="solid" draw:fill-color="#eeeeee"/>
      <style:paragraph-properties fo:text-align="start"/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P7" style:family="paragraph">
      <loext:graphic-properties draw:fill="solid" draw:fill-color="#ccff66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8" style:family="paragraph">
      <style:paragraph-properties fo:margin-top="0.1cm" fo:margin-bottom="0cm" fo:text-align="start"/>
    </style:style>
    <style:style style:name="P9" style:family="paragraph">
      <loext:graphic-properties draw:fill="solid" draw:fill-color="#ffcc00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fo:color="#ff0000" style:font-name="Liberation Sans Narrow1" fo:font-size="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11" style:family="paragraph">
      <loext:graphic-properties draw:fill="solid" draw:fill-color="#cc00cc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12" style:family="paragraph">
      <loext:graphic-properties draw:fill="solid" draw:fill-color="#cfe7f5"/>
      <style:paragraph-properties fo:text-align="center"/>
      <style:text-properties fo:color="#000066" style:font-name="URW Gothic L1" fo:font-size="24pt" fo:font-weight="600" style:font-size-asian="18pt" style:font-size-complex="18pt"/>
    </style:style>
    <style:style style:name="P13" style:family="paragraph">
      <loext:graphic-properties draw:fill="solid" draw:fill-color="#ffffff"/>
      <style:paragraph-properties fo:text-align="start"/>
      <style:text-properties style:font-name="Liberation Sans Narrow1" fo:font-size="8pt" fo:letter-spacing="normal" style:font-size-asian="18pt" style:font-size-complex="18pt"/>
    </style:style>
    <style:style style:name="P14" style:family="paragraph">
      <loext:graphic-properties draw:fill="solid" draw:fill-color="#ccffff"/>
      <style:paragraph-properties fo:text-align="center"/>
      <style:text-properties fo:color="#000000" fo:font-size="8pt" fo:font-weight="bold" style:font-size-asian="18pt" style:font-weight-asian="bold" style:font-size-complex="18pt" style:font-weight-complex="600"/>
    </style:style>
    <style:style style:name="P15" style:family="paragraph">
      <loext:graphic-properties draw:fill="solid" draw:fill-color="#006600"/>
      <style:paragraph-properties fo:text-align="center"/>
      <style:text-properties fo:color="#ffffff" fo:font-size="8pt" fo:font-weight="bold" style:font-size-asian="18pt" style:font-weight-asian="bold" style:font-size-complex="18pt" style:font-weight-complex="600"/>
    </style:style>
    <style:style style:name="P16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-color="#cfe7f5"/>
      <style:paragraph-properties fo:text-align="center"/>
      <style:text-properties fo:font-size="6pt" style:font-size-asian="18pt" style:font-size-complex="18pt"/>
    </style:style>
    <style:style style:name="P18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style:font-name="Liberation Sans Narrow1" fo:font-size="8pt" style:font-size-asian="18pt" style:font-size-complex="18pt"/>
    </style:style>
    <style:style style:name="T2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4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5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7" style:family="text">
      <style:text-properties style:font-name="DejaVu Serif Condensed" fo:font-size="7pt" fo:font-style="italic" style:font-size-asian="7pt" style:font-style-asian="italic" style:font-size-complex="7pt" style:font-style-complex="italic"/>
    </style:style>
    <style:style style:name="T8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0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1" style:family="text">
      <style:text-properties style:font-name="Liberation Sans Narrow3" fo:font-size="8pt" style:font-name-asian="Liberation Sans Narrow3" style:font-size-asian="18pt" style:font-name-complex="Liberation Sans Narrow3" style:font-size-complex="18pt"/>
    </style:style>
    <style:style style:name="T12" style:family="text">
      <style:text-properties style:font-name="Liberation Sans Narrow1" fo:font-size="4pt" style:font-size-asian="4pt" style:font-size-complex="4pt"/>
    </style:style>
    <style:style style:name="T13" style:family="text">
      <style:text-properties fo:color="#006600" style:font-name="Liberation Sans Narrow1" fo:font-size="8pt" style:font-size-asian="18pt" style:font-size-complex="18pt"/>
    </style:style>
    <style:style style:name="T14" style:family="text">
      <style:text-properties fo:color="#990066" style:font-name="Liberation Sans Narrow1" fo:font-size="8pt" style:font-size-asian="18pt" style:font-size-complex="18pt"/>
    </style:style>
    <style:style style:name="T15" style:family="text">
      <style:text-properties fo:color="#0000ff" style:font-name="Liberation Sans Narrow1" fo:font-size="8pt" style:font-size-asian="18pt" style:font-size-complex="18pt"/>
    </style:style>
    <style:style style:name="T16" style:family="text">
      <style:text-properties fo:color="#cc3300" style:font-name="Liberation Sans Narrow1" fo:font-size="8pt" style:font-size-asian="18pt" style:font-size-complex="18pt"/>
    </style:style>
    <style:style style:name="T17" style:family="text">
      <style:text-properties style:use-window-font-color="true" style:font-name="Liberation Sans Narrow1" fo:font-size="8pt" style:font-size-asian="18pt" style:font-size-complex="18pt"/>
    </style:style>
    <style:style style:name="T18" style:family="text">
      <style:text-properties fo:color="#000066" style:font-name="URW Gothic L1" fo:font-size="24pt" fo:font-weight="600" style:font-size-asian="18pt" style:font-size-complex="18pt"/>
    </style:style>
    <style:style style:name="T19" style:family="text">
      <style:text-properties fo:color="#009900" style:font-name="Liberation Sans Narrow1" fo:font-size="4pt" fo:font-style="italic" style:font-size-asian="4pt" style:font-style-asian="italic" style:font-size-complex="4pt" style:font-style-complex="italic"/>
    </style:style>
    <style:style style:name="T20" style:family="text">
      <style:text-properties fo:color="#009900" style:font-name="Liberation Sans Narrow3" fo:font-size="4pt" fo:font-style="italic" style:font-name-asian="Liberation Sans Narrow3" style:font-size-asian="4pt" style:font-style-asian="italic" style:font-name-complex="Liberation Sans Narrow3" style:font-size-complex="4pt" style:font-style-complex="italic"/>
    </style:style>
    <style:style style:name="T21" style:family="text">
      <style:text-properties fo:color="#cc3300" style:font-name="Liberation Sans Narrow1" fo:font-size="4pt" style:font-size-asian="4pt" style:font-size-complex="4pt"/>
    </style:style>
    <style:style style:name="T22" style:family="text">
      <style:text-properties fo:color="#990066" style:font-name="Liberation Sans Narrow1" fo:font-size="8pt"/>
    </style:style>
    <style:style style:name="T23" style:family="text">
      <style:text-properties fo:color="#009900" style:font-name="Liberation Sans Narrow1" fo:font-size="8pt" fo:letter-spacing="normal" fo:font-style="normal" style:font-size-asian="18pt" style:font-style-asian="normal" style:font-size-complex="18pt" style:font-style-complex="normal"/>
    </style:style>
    <style:style style:name="T24" style:family="text">
      <style:text-properties style:font-name="Liberation Sans Narrow1" fo:font-size="8pt" fo:letter-spacing="normal" style:font-name-asian="Liberation Sans Narrow3" style:font-size-asian="18pt" style:font-name-complex="Liberation Sans Narrow3" style:font-size-complex="18pt"/>
    </style:style>
    <style:style style:name="T25" style:family="text">
      <style:text-properties style:font-name="Liberation Sans Narrow1" fo:font-size="8pt" fo:letter-spacing="normal" style:font-size-asian="18pt" style:font-size-complex="18pt"/>
    </style:style>
    <style:style style:name="T26" style:family="text">
      <style:text-properties style:font-name="Liberation Sans Narrow1" fo:font-size="4pt" fo:letter-spacing="normal" style:font-size-asian="18pt" style:font-size-complex="18pt"/>
    </style:style>
    <style:style style:name="T27" style:family="text">
      <style:text-properties fo:color="#006600" style:font-name="Liberation Sans Narrow1" fo:font-size="8pt" fo:letter-spacing="normal" style:font-size-asian="18pt" style:font-size-complex="18pt"/>
    </style:style>
    <style:style style:name="T28" style:family="text">
      <style:text-properties fo:color="#000000" style:font-name="Liberation Sans Narrow1" fo:font-size="8pt" fo:letter-spacing="normal" style:font-size-asian="18pt" style:font-size-complex="18pt"/>
    </style:style>
    <style:style style:name="T29" style:family="text">
      <style:text-properties fo:color="#990066" style:font-name="Liberation Sans Narrow1" fo:font-size="8pt" fo:letter-spacing="normal" style:font-size-asian="18pt" style:font-size-complex="18pt"/>
    </style:style>
    <style:style style:name="T30" style:family="text">
      <style:text-properties fo:color="#0000ff" style:font-name="Liberation Sans Narrow1" fo:font-size="8pt" fo:letter-spacing="normal" style:font-size-asian="18pt" style:font-size-complex="18pt"/>
    </style:style>
    <style:style style:name="T31" style:family="text">
      <style:text-properties fo:color="#cc3300" style:font-name="Liberation Sans Narrow1" fo:font-size="8pt" fo:letter-spacing="normal" style:font-size-asian="18pt" style:font-size-complex="18pt"/>
    </style:style>
    <style:style style:name="T32" style:family="text">
      <style:text-properties fo:color="#006600" style:font-name="Liberation Sans Narrow1" fo:font-size="8pt" fo:letter-spacing="-0.018cm" style:letter-kerning="false" style:font-size-asian="18pt" style:font-size-complex="18pt"/>
    </style:style>
    <style:style style:name="T33" style:family="text">
      <style:text-properties fo:color="#990066" style:font-name="Liberation Sans Narrow1" fo:font-size="8pt" fo:letter-spacing="-0.018cm" style:letter-kerning="false" style:font-size-asian="18pt" style:font-size-complex="18pt"/>
    </style:style>
    <style:style style:name="T34" style:family="text">
      <style:text-properties fo:color="#0000ff" style:font-name="Liberation Sans Narrow1" fo:font-size="8pt" fo:letter-spacing="-0.018cm" style:letter-kerning="false" style:font-size-asian="18pt" style:font-size-complex="18pt"/>
    </style:style>
    <style:style style:name="T35" style:family="text">
      <style:text-properties fo:color="#000000" style:font-name="Liberation Sans Narrow1" fo:font-size="8pt" fo:letter-spacing="normal" style:letter-kerning="false" style:font-size-asian="18pt" style:font-size-complex="18pt"/>
    </style:style>
    <style:style style:name="T36" style:family="text">
      <style:text-properties fo:color="#ff0000" style:font-name="Liberation Sans Narrow1" fo:font-size="8pt" fo:letter-spacing="normal" fo:font-weight="bold" style:font-size-asian="18pt" style:font-weight-asian="bold" style:font-size-complex="18pt" style:font-weight-complex="bold"/>
    </style:style>
    <style:style style:name="T37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40" style:family="text">
      <style:text-properties fo:font-size="6pt" fo:font-weight="bold" style:font-size-asian="6pt" style:font-weight-asian="bold" style:font-size-complex="6pt" style:font-weight-complex="bold"/>
    </style:style>
    <style:style style:name="T41" style:family="text">
      <style:text-properties fo:font-size="4pt" fo:font-weight="bold" style:font-size-asian="4pt" style:font-weight-asian="bold" style:font-size-complex="4pt" style:font-weight-complex="bold"/>
    </style:style>
    <style:style style:name="T42" style:family="text">
      <style:text-properties fo:font-size="8pt" fo:font-weight="bold" style:font-size-asian="8pt" style:font-weight-asian="bold" style:font-size-complex="8pt" style:font-weight-complex="bold"/>
    </style:style>
    <style:style style:name="T43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0.6cm" svg:x="1.2cm" svg:y="3.2cm">
          <text:p text:style-name="P1"><text:span text:style-name="T1">UserDAO u = UserDAO.</text:span><text:span text:style-name="T2">select</text:span><text:span text:style-name="T1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0.4cm" svg:x="1.2cm" svg:y="2.8cm">
          <text:p text:style-name="P3"><text:span text:style-name="T3">Select by P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2.8cm" svg:x="1.2cm" svg:y="4.8cm">
          <text:p text:style-name="P1"><text:span text:style-name="T1">UserDAO u = new UserDAO();</text:span></text:p>
          <text:p text:style-name="P1"><text:span text:style-name="T1">u.setUsername("jsmith");</text:span></text:p>
          <text:p text:style-name="P1"><text:span text:style-name="T1">u.setFirstName("John");</text:span></text:p>
          <text:p text:style-name="P1"><text:span text:style-name="T1">u.setLastName("Smith");</text:span></text:p>
          <text:p text:style-name="P1"><text:span text:style-name="T1">u.setGroupId(101);</text:span></text:p>
          <text:p text:style-name="P1"><text:span text:style-name="T1">u.setState(1);</text:span></text:p>
          <text:p text:style-name="P1"><text:span text:style-name="T1">u.</text:span><text:span text:style-name="T4">insert</text:span><text:span text:style-name="T1">(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0.4cm" svg:x="1.2cm" svg:y="4.4cm">
          <text:p text:style-name="P3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.2cm" svg:x="1.2cm" svg:y="10.8cm">
          <text:p text:style-name="P1"><text:span text:style-name="T1">UserDAO u = new UserDAO();</text:span></text:p>
          <text:p text:style-name="P1"><text:span text:style-name="T1">u.setId(17);</text:span></text:p>
          <text:p text:style-name="P1"><text:span text:style-name="T1">u.</text:span><text:span text:style-name="T4">delete</text:span><text:span text:style-name="T1">(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0.4cm" svg:x="1.2cm" svg:y="10.4cm">
          <text:p text:style-name="P3"><text:span text:style-name="T3">Delete by P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.2cm" svg:x="1.2cm" svg:y="8.6cm">
          <text:p text:style-name="P1"><text:span text:style-name="T1">UserDAO u = UserDAO.select(17);</text:span></text:p>
          <text:p text:style-name="P1"><text:span text:style-name="T1">u.setFirstName("Jamie");</text:span></text:p>
          <text:p text:style-name="P1"><text:span text:style-name="T1">u.</text:span><text:span text:style-name="T4">update</text:span><text:span text:style-name="T1">(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0.4cm" svg:x="1.2cm" svg:y="8.2cm">
          <text:p text:style-name="P3"><text:span text:style-name="T3">Update by P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0.8cm" svg:x="1.2cm" svg:y="13cm">
          <text:p text:style-name="P1"><text:span text:style-name="T1"><text:s/></text:span><text:span text:style-name="T1">UserDAO u = UserDAO.</text:span></text:p>
          <text:p text:style-name="P1"><text:span text:style-name="T1"><text:s text:c="3"/></text:span><text:span text:style-name="T2">selectByUI</text:span><text:span text:style-name="T5">Username</text:span><text:span text:style-name="T1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0.4cm" svg:x="1.2cm" svg:y="12.6cm">
          <text:p text:style-name="P3"><text:span text:style-name="T3">Select by Unique </text:span><text:span text:style-name="T3">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5.6cm" svg:y="3.2cm">
          <text:p text:style-name="P1"><text:span text:style-name="T1">UserDAO example = new </text:span><text:span text:style-name="T1">UserDAO();</text:span></text:p>
          <text:p text:style-name="P1"><text:span text:style-name="T1">example.setState(1); </text:span><text:span text:style-name="T6">// Get active </text:span><text:span text:style-name="T6">users</text:span></text:p>
          <text:p text:style-name="P1"><text:span text:style-name="T1">List&lt;UserDAO&gt; users = UserDAO.</text:span></text:p>
          <text:p text:style-name="P1"><text:span text:style-name="T4"><text:s text:c="4"/></text:span><text:span text:style-name="T4">selectByExample</text:span><text:span text:style-name="T1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5.6cm" svg:y="2.8cm">
          <text:p text:style-name="P3"><text:span text:style-name="T3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5.6cm" svg:y="5.8cm">
          <text:p text:style-name="P1"><text:span text:style-name="T1">UserDAO example = new UserDAO();</text:span></text:p>
          <text:p text:style-name="P1"><text:span text:style-name="T1">example.setState(1); </text:span><text:span text:style-name="T6">// Get active </text:span><text:span text:style-name="T6">users</text:span></text:p>
          <text:p text:style-name="P1"><text:span text:style-name="T1">List&lt;UserDAO&gt; users = UserDAO.</text:span></text:p>
          <text:p text:style-name="P1"><text:span text:style-name="T4"><text:s text:c="4"/></text:span><text:span text:style-name="T4">selectByExample</text:span><text:span text:style-name="T1">(example,</text:span></text:p>
          <text:p text:style-name="P1"><text:span text:style-name="T1"><text:s text:c="4"/></text:span><text:span text:style-name="T1">UserOrderBy.LAST_NAME, </text:span></text:p>
          <text:p text:style-name="P1"><text:span text:style-name="T1"><text:s text:c="4"/></text:span><text:span text:style-name="T1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5.6cm" svg:y="5.4cm">
          <text:p text:style-name="P3"><text:span text:style-name="T3">Select by Example, with </text:span><text:span text:style-name="T3">Ord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5.6cm" svg:y="9cm">
          <text:p text:style-name="P1"><text:span text:style-name="T6">// Deactivate all active users of </text:span><text:span text:style-name="T6">group 78</text:span></text:p>
          <text:p text:style-name="P1"><text:span text:style-name="T1">UserDAO example = new </text:span><text:span text:style-name="T1">UserDAO();</text:span></text:p>
          <text:p text:style-name="P1"><text:span text:style-name="T1">example.setState(1); </text:span><text:span text:style-name="T6">// active</text:span></text:p>
          <text:p text:style-name="P1"><text:span text:style-name="T1">example.setGroup(78);</text:span></text:p>
          <text:p text:style-name="P1"><text:span text:style-name="T1">UserDAO newValues = new </text:span><text:span text:style-name="T1">UserDAO();</text:span></text:p>
          <text:p text:style-name="P1"><text:span text:style-name="T1">newValues.setState(0); </text:span><text:span text:style-name="T6">// </text:span><text:span text:style-name="T6">inactive</text:span></text:p>
          <text:p text:style-name="P1"><text:span text:style-name="T1">UserDAO.</text:span><text:span text:style-name="T4">updateByExample</text:span><text:span text:style-name="T1">(ex</text:span><text:span text:style-name="T1">ample, </text:span></text:p>
          <text:p text:style-name="P1"><text:span text:style-name="T1"><text:s text:c="4"/></text:span><text:span text:style-name="T1">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5.6cm" svg:y="8.6cm">
          <text:p text:style-name="P3"><text:span text:style-name="T3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5.6cm" svg:y="12.8cm">
          <text:p text:style-name="P1"><text:span text:style-name="T6">// Delete all inactive users</text:span></text:p>
          <text:p text:style-name="P1"><text:span text:style-name="T1">UserDAO example = new UserDAO();</text:span></text:p>
          <text:p text:style-name="P1"><text:span text:style-name="T1">example.setState(0); </text:span><text:span text:style-name="T6">// inactive</text:span></text:p>
          <text:p text:style-name="P1"><text:span text:style-name="T1">UserDAO.</text:span><text:span text:style-name="T4">deleteByExample</text:span><text:span text:style-name="T1">(example)</text:span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5.6cm" svg:y="12.4cm">
          <text:p text:style-name="P3"><text:span text:style-name="T3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4cm" svg:x="1.2cm" svg:y="3.8cm">
          <text:p text:style-name="P1"><text:span text:style-name="T7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2cm" svg:height="0.4cm" svg:x="1.2cm" svg:y="7.6cm">
          <text:p text:style-name="P1"><text:span text:style-name="T7">Available on all tables.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2cm" svg:height="0.4cm" svg:x="1.2cm" svg:y="9.8cm">
          <text:p text:style-name="P1"><text:span text:style-name="T7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2cm" svg:height="0.4cm" svg:x="1.2cm" svg:y="12cm">
          <text:p text:style-name="P1"><text:span text:style-name="T7">Available on tables with a PK.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cm" svg:height="0.8cm" svg:x="1.2cm" svg:y="13.8cm">
          <text:p text:style-name="P1"><text:span text:style-name="T7">Available on tables with unique </text:span></text:p>
          <text:p text:style-name="P1"><text:span text:style-name="T7">constraints.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8cm" svg:height="0.4cm" svg:x="5.6cm" svg:y="4.8cm">
          <text:p text:style-name="P1"><text:span text:style-name="T7">Available on tables and views.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8cm" svg:height="0.4cm" svg:x="5.6cm" svg:y="8cm">
          <text:p text:style-name="P1"><text:span text:style-name="T7">Available on tables and views.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8cm" svg:height="0.4cm" svg:x="5.6cm" svg:y="11.8cm">
          <text:p text:style-name="P1"><text:span text:style-name="T7">Available on all tables.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8cm" svg:height="0.4cm" svg:x="5.6cm" svg:y="14.4cm">
          <text:p text:style-name="P1"><text:span text:style-name="T7">Available on all tables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cm" svg:height="2.2cm" svg:x="1.2cm" svg:y="15.2cm">
          <text:p text:style-name="P1"><text:span text:style-name="T8">// Sequence (e.g. Oracle)</text:span></text:p>
          <text:p text:style-name="P1"><text:span text:style-name="T1">GroupDAO g = new GroupDAO();</text:span></text:p>
          <text:p text:style-name="P1"><text:span text:style-name="T1">g.setName("admin");</text:span></text:p>
          <text:p text:style-name="P1"><text:span text:style-name="T1">g.</text:span><text:span text:style-name="T4">insert</text:span><text:span text:style-name="T1">();</text:span></text:p>
          <text:p text:style-name="P1"><text:span text:style-name="T1">System.out.println("id=" + g.getId());</text:span></text:p>
          <text:p text:style-name="P1"><text:span text:style-name="T6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4.2cm" svg:height="0.4cm" svg:x="1.2cm" svg:y="14.8cm">
          <text:p text:style-name="P3"><text:span text:style-name="T9">Auto-generated PK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2cm" svg:height="1.2cm" svg:x="1.2cm" svg:y="22.2cm">
          <text:p text:style-name="P1"><text:span text:style-name="T7">Same method in Java. Available</text:span></text:p>
          <text:p text:style-name="P1"><text:span text:style-name="T7">on tables with PK auto-</text:span><text:span text:style-name="T7">generation</text:span></text:p>
          <text:p text:style-name="P1"><text:span text:style-name="T7">specified in the config file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cm" svg:height="2.2cm" svg:x="1.2cm" svg:y="17.4cm">
          <text:p text:style-name="P1"><text:span text:style-name="T8">// Identity column (e.g. MySQL)</text:span></text:p>
          <text:p text:style-name="P1"><text:span text:style-name="T1">GroupDAO g = new GroupDAO();</text:span></text:p>
          <text:p text:style-name="P1"><text:span text:style-name="T1">g.setName("admin");</text:span></text:p>
          <text:p text:style-name="P1"><text:span text:style-name="T1">g.</text:span><text:span text:style-name="T4">insert</text:span><text:span text:style-name="T1">();</text:span></text:p>
          <text:p text:style-name="P1"><text:span text:style-name="T1">System.out.println("id=" + </text:span><text:span text:style-name="T1">g.getId());</text:span></text:p>
          <text:p text:style-name="P1"><text:span text:style-name="T6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2cm" svg:height="2.6cm" svg:x="1.2cm" svg:y="19.6cm">
          <text:p text:style-name="P1"><text:span text:style-name="T8">// Optional </text:span><text:span text:style-name="T8">identity </text:span><text:span text:style-name="T8">column </text:span><text:span text:style-name="T8">(DB2)</text:span></text:p>
          <text:p text:style-name="P1"><text:span text:style-name="T1">GroupDAO g </text:span><text:span text:style-name="T1">= new </text:span><text:span text:style-name="T1">GroupDAO();</text:span></text:p>
          <text:p text:style-name="P1"><text:span text:style-name="T10">g.</text:span><text:span text:style-name="T4">setId</text:span><text:span text:style-name="T10">(123); </text:span><text:span text:style-name="T8">// value 123 </text:span><text:span text:style-name="T8">is forced!</text:span></text:p>
          <text:p text:style-name="P1"><text:span text:style-name="T1">g.setName("</text:span><text:span text:style-name="T1">admin");</text:span></text:p>
          <text:p text:style-name="P1"><text:span text:style-name="T1">g.</text:span><text:span text:style-name="T4">insert</text:span><text:span text:style-name="T1">();</text:span></text:p>
          <text:p text:style-name="P1"><text:span text:style-name="T1">System.out.</text:span><text:span text:style-name="T1">println("id=" + </text:span><text:span text:style-name="T1">g.getId());</text:span></text:p>
          <text:p text:style-name="P1"><text:span text:style-name="T6">// shows the </text:span><text:span text:style-name="T6">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4.8cm" svg:height="7.4cm" svg:x="10.6cm" svg:y="3.2cm">
          <text:p text:style-name="P1"><text:span text:style-name="T6">// Get all privileges set by a user </text:span><text:span text:style-name="T6">for all </text:span></text:p>
          <text:p text:style-name="P1"><text:span text:style-name="T6">// active users on a specific user </text:span><text:span text:style-name="T6">group.</text:span></text:p>
          <text:p text:style-name="P8"><text:span text:style-name="T11">●</text:span><text:span text:style-name="T1"> </text:span><text:span text:style-name="T1">In HotRod's configuration file:</text:span></text:p>
          <text:p text:style-name="P1"><text:span text:style-name="T12"/></text:p>
          <text:p text:style-name="P1"><text:span text:style-name="T13">&lt;select</text:span><text:span text:style-name="T1"> </text:span><text:span text:style-name="T14">java-class-</text:span><text:span text:style-name="T14">name</text:span><text:span text:style-name="T1">="</text:span><text:span text:style-name="T15">ActivePrivilege</text:span><text:span text:style-name="T1">"</text:span><text:span text:style-name="T13">&gt;</text:span></text:p>
          <text:p text:style-name="P1"><text:span text:style-name="T1"><text:s/></text:span><text:span text:style-name="T1">select </text:span></text:p>
          <text:p text:style-name="P1"><text:span text:style-name="T1"><text:s text:c="4"/></text:span><text:span text:style-name="T1">u.uid, u.username, p.*</text:span></text:p>
          <text:p text:style-name="P1"><text:span text:style-name="T1"><text:s text:c="2"/></text:span><text:span text:style-name="T1">from privilege p</text:span></text:p>
          <text:p text:style-name="P1"><text:span text:style-name="T1"><text:s text:c="2"/></text:span><text:span text:style-name="T1">join user u on (u.id) = </text:span><text:span text:style-name="T1">(p.user_id)</text:span></text:p>
          <text:p text:style-name="P1"><text:span text:style-name="T16"><text:s text:c="2"/></text:span><text:span text:style-name="T16">{*</text:span></text:p>
          <text:p text:style-name="P1"><text:span text:style-name="T17"><text:s text:c="2"/></text:span><text:span text:style-name="T17">where u.state = 1</text:span></text:p>
          <text:p text:style-name="P1"><text:span text:style-name="T17"><text:s text:c="3"/></text:span><text:span text:style-name="T17">and u.group = </text:span></text:p>
          <text:p text:style-name="P1"><text:span text:style-name="T16"><text:s text:c="5"/></text:span><text:span text:style-name="T16">#{group,javaType=java.lang.Long}</text:span></text:p>
          <text:p text:style-name="P1"><text:span text:style-name="T17"><text:s text:c="3"/></text:span><text:span text:style-name="T17">and p.created_by = </text:span></text:p>
          <text:p text:style-name="P1"><text:span text:style-name="T16"><text:s text:c="5"/></text:span><text:span text:style-name="T16">#{createdBy,javaType=java.lang.L</text:span><text:span text:style-name="T16">ong}</text:span></text:p>
          <text:p text:style-name="P1"><text:span text:style-name="T16"><text:s text:c="2"/></text:span><text:span text:style-name="T16">*}</text:span></text:p>
          <text:p text:style-name="P1"><text:span text:style-name="T13">&lt;/select&gt;</text:span></text:p>
          <text:p text:style-name="P1"><text:span text:style-name="T12"/></text:p>
          <text:p text:style-name="P1"><text:span text:style-name="T11">●</text:span><text:span text:style-name="T1"> </text:span><text:span text:style-name="T1">In the java application:</text:span></text:p>
          <text:p text:style-name="P1"><text:span text:style-name="T12"/></text:p>
          <text:p text:style-name="P1"><text:span text:style-name="T1">List&lt;ActivePrivilege&gt; privs = </text:span></text:p>
          <text:p text:style-name="P1"><text:span text:style-name="T1"><text:s text:c="2"/></text:span><text:span text:style-name="T1">ActivePrivilege.</text:span><text:span text:style-name="T4">select</text:span><text:span text:style-name="T1">(123, 5);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8cm" svg:height="0.4cm" svg:x="10.6cm" svg:y="2.8cm">
          <text:p text:style-name="P3"><text:span text:style-name="T9">Custom &amp; Native SQL Selec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8cm" svg:height="2.2cm" svg:x="10.6cm" svg:y="10.6cm">
          <text:p text:style-name="P1"><text:span text:style-name="T7">Creates a new DAO java class. </text:span></text:p>
          <text:p text:style-name="P1"><text:span text:style-name="T7">Complex, native, and/or dynamic SQL </text:span></text:p>
          <text:p text:style-name="P1"><text:span text:style-name="T7">selects can be used. Specified</text:span></text:p>
          <text:p text:style-name="P1"><text:span text:style-name="T7">parameters make up the list of </text:span></text:p>
          <text:p text:style-name="P1"><text:span text:style-name="T7">method parameters. Available on all </text:span></text:p>
          <text:p text:style-name="P1"><text:span text:style-name="T7">selects specified in the config file.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8cm" svg:height="6.6cm" svg:x="5.6cm" svg:y="15.4cm">
          <text:p text:style-name="P1"><text:span text:style-name="T1">TxManager tx = null;</text:span></text:p>
          <text:p text:style-name="P1"><text:span text:style-name="T1">try {</text:span></text:p>
          <text:p text:style-name="P1"><text:span text:style-name="T1"><text:s text:c="2"/></text:span><text:span text:style-name="T1">tx = UserDAO.</text:span><text:span text:style-name="T2">getTxManager</text:span><text:span text:style-name="T1">();</text:span></text:p>
          <text:p text:style-name="P1"><text:span text:style-name="T1"><text:s text:c="2"/></text:span><text:span text:style-name="T1">tx.</text:span><text:span text:style-name="T4">begin</text:span><text:span text:style-name="T1">();</text:span></text:p>
          <text:p text:style-name="P1"><text:span text:style-name="T1"><text:s text:c="2"/></text:span></text:p>
          <text:p text:style-name="P1"><text:span text:style-name="T1"><text:s text:c="2"/></text:span><text:span text:style-name="T1">UserDAO u1 = UserDAO.select(12);</text:span></text:p>
          <text:p text:style-name="P1"><text:span text:style-name="T1"><text:s text:c="2"/></text:span><text:span text:style-name="T1">u1.setGroup(204); </text:span></text:p>
          <text:p text:style-name="P1"><text:span text:style-name="T1"><text:s text:c="2"/></text:span><text:span text:style-name="T1">u1.</text:span><text:span text:style-name="T4">update</text:span><text:span text:style-name="T1">(); </text:span><text:span text:style-name="T6">// updates group to 204</text:span></text:p>
          <text:p text:style-name="P1"><text:span text:style-name="T1"/></text:p>
          <text:p text:style-name="P1"><text:span text:style-name="T1"><text:s text:c="2"/></text:span><text:span text:style-name="T1">UserDAO u2 = UserDAO.select(17);</text:span></text:p>
          <text:p text:style-name="P1"><text:span text:style-name="T1"><text:s text:c="2"/></text:span><text:span text:style-name="T1">u2.setGroup(252);</text:span></text:p>
          <text:p text:style-name="P1"><text:span text:style-name="T1"><text:s text:c="2"/></text:span><text:span text:style-name="T1">u2.</text:span><text:span text:style-name="T4">update</text:span><text:span text:style-name="T1">(); </text:span><text:span text:style-name="T6">// updates group to 252</text:span></text:p>
          <text:p text:style-name="P1"><text:span text:style-name="T1"/></text:p>
          <text:p text:style-name="P1"><text:span text:style-name="T1"><text:s text:c="2"/></text:span><text:span text:style-name="T1">tx.</text:span><text:span text:style-name="T4">commit</text:span><text:span text:style-name="T1">();</text:span></text:p>
          <text:p text:style-name="P1"><text:span text:style-name="T1">} finally { </text:span><text:span text:style-name="T6">// don't forget to free </text:span><text:span text:style-name="T6">resources!</text:span></text:p>
          <text:p text:style-name="P1"><text:span text:style-name="T1"><text:s text:c="2"/></text:span><text:span text:style-name="T1">if (tx != null) {</text:span></text:p>
          <text:p text:style-name="P1"><text:span text:style-name="T1"><text:s text:c="4"/></text:span><text:span text:style-name="T1">tx.</text:span><text:span text:style-name="T4">close</text:span><text:span text:style-name="T1">();</text:span></text:p>
          <text:p text:style-name="P1"><text:span text:style-name="T1"><text:s text:c="2"/></text:span><text:span text:style-name="T1">}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8cm" svg:height="0.4cm" svg:x="5.6cm" svg:y="15cm">
          <text:p text:style-name="P3"><text:span text:style-name="T3">Transactions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9.4cm" svg:height="1.6cm" svg:x="1.2cm" svg:y="1cm">
          <text:p text:style-name="P3"><text:span text:style-name="T18">HotRod </text:span><text:span text:style-name="T18">MyBatis </text:span><text:span text:style-name="T18">Cheat </text:span><text:span text:style-name="T18">Shee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8cm" svg:height="6.2cm" svg:x="15.6cm" svg:y="3.2cm">
          <text:p text:style-name="P1"><text:span text:style-name="T6">// Move all users without privileges to </text:span><text:span text:style-name="T6">a</text:span></text:p>
          <text:p text:style-name="P1"><text:span text:style-name="T6">// specific user group</text:span></text:p>
          <text:p text:style-name="P1"><text:span text:style-name="T19"/></text:p>
          <text:p text:style-name="P1"><text:span text:style-name="T11">●</text:span><text:span text:style-name="T1"> </text:span><text:span text:style-name="T1">In HotRod's configuration file:</text:span></text:p>
          <text:p text:style-name="P1"><text:span text:style-name="T12"/></text:p>
          <text:p text:style-name="P1"><text:span text:style-name="T13">&lt;table </text:span><text:span text:style-name="T14">name</text:span><text:span text:style-name="T13">="</text:span><text:span text:style-name="T15">user</text:span><text:span text:style-name="T13">"&gt;</text:span></text:p>
          <text:p text:style-name="P1"><text:span text:style-name="T13"><text:s text:c="2"/></text:span><text:span text:style-name="T13">...</text:span></text:p>
          <text:p text:style-name="P1"><text:span text:style-name="T13"><text:s text:c="2"/></text:span><text:span text:style-name="T13">&lt;query</text:span><text:span text:style-name="T1"> </text:span><text:span text:style-name="T14">java-method-name</text:span><text:span text:style-name="T1">=</text:span></text:p>
          <text:p text:style-name="P1"><text:span text:style-name="T1"><text:s text:c="4"/></text:span><text:span text:style-name="T1">"</text:span><text:span text:style-name="T15">moveUnprivilegedUsers</text:span><text:span text:style-name="T1">"</text:span><text:span text:style-name="T13">&gt;</text:span></text:p>
          <text:p text:style-name="P1"><text:span text:style-name="T17"><text:s text:c="4"/></text:span><text:span text:style-name="T17">update user u set group = </text:span></text:p>
          <text:p text:style-name="P1"><text:span text:style-name="T16"><text:s text:c="7"/></text:span><text:span text:style-name="T16">#{group,javaType=java.lang.Long}</text:span></text:p>
          <text:p text:style-name="P1"><text:span text:style-name="T17"><text:s text:c="6"/></text:span><text:span text:style-name="T17">where u.id not in (</text:span></text:p>
          <text:p text:style-name="P1"><text:span text:style-name="T17"><text:s text:c="8"/></text:span><text:span text:style-name="T17">select id from privilege p </text:span></text:p>
          <text:p text:style-name="P1"><text:span text:style-name="T17"><text:s text:c="10"/></text:span><text:span text:style-name="T17">where p.user_id = id)</text:span></text:p>
          <text:p text:style-name="P1"><text:span text:style-name="T13"><text:s text:c="2"/></text:span><text:span text:style-name="T13">&lt;/query&gt;</text:span></text:p>
          <text:p text:style-name="P1"><text:span text:style-name="T13">&lt;/select&gt;</text:span></text:p>
          <text:p text:style-name="P1"><text:span text:style-name="T12"/></text:p>
          <text:p text:style-name="P1"><text:span text:style-name="T11">●</text:span><text:span text:style-name="T1"> </text:span><text:span text:style-name="T1">In the java application:</text:span></text:p>
          <text:p text:style-name="P1"><text:span text:style-name="T12"/></text:p>
          <text:p text:style-name="P1"><text:span text:style-name="T1">UserDAO.</text:span><text:span text:style-name="T2">moveUnprivilegedUsers</text:span><text:span text:style-name="T1">(1</text:span><text:span text:style-name="T1">041);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8cm" svg:height="0.4cm" svg:x="15.6cm" svg:y="2.8cm">
          <text:p text:style-name="P3"><text:span text:style-name="T9">Custom &amp; Native SQL Query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4.8cm" svg:height="1.6cm" svg:x="15.6cm" svg:y="9.4cm">
          <text:p text:style-name="P1"><text:span text:style-name="T7">Adds a new method to a DAO </text:span><text:span text:style-name="T7">class.</text:span></text:p>
          <text:p text:style-name="P1"><text:span text:style-name="T7">Can be added to any &lt;table&gt;,</text:span></text:p>
          <text:p text:style-name="P1"><text:span text:style-name="T7">&lt;view&gt; and/or &lt;dao&gt; tags. </text:span><text:span text:style-name="T7">Complex </text:span></text:p>
          <text:p text:style-name="P1"><text:span text:style-name="T7">SQL, native SQL, and dynamic </text:span><text:span text:style-name="T7">SQL </text:span></text:p>
          <text:p text:style-name="P1"><text:span text:style-name="T7">can be used.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3.8cm" svg:x="15.6cm" svg:y="11.6cm">
          <text:p text:style-name="P1"><text:span text:style-name="T6">// Get the value of sequence user_seq</text:span></text:p>
          <text:p text:style-name="P1"><text:span text:style-name="T20"/></text:p>
          <text:p text:style-name="P1"><text:span text:style-name="T11">●</text:span><text:span text:style-name="T1"> </text:span><text:span text:style-name="T1">In HotRod's configuration file:</text:span></text:p>
          <text:p text:style-name="P1"><text:span text:style-name="T12"/></text:p>
          <text:p text:style-name="P1"><text:span text:style-name="T13">&lt;table </text:span><text:span text:style-name="T14">name</text:span><text:span text:style-name="T13">="</text:span><text:span text:style-name="T15">user</text:span><text:span text:style-name="T13">"&gt;</text:span></text:p>
          <text:p text:style-name="P1"><text:span text:style-name="T13"><text:s text:c="2"/></text:span><text:span text:style-name="T13">...</text:span></text:p>
          <text:p text:style-name="P1"><text:span text:style-name="T13"><text:s text:c="2"/></text:span><text:span text:style-name="T13">&lt;sequence </text:span><text:span text:style-name="T14">name</text:span><text:span text:style-name="T1">="</text:span><text:span text:style-name="T15">user_seq</text:span><text:span text:style-name="T1">" /</text:span><text:span text:style-name="T13">&gt;</text:span></text:p>
          <text:p text:style-name="P1"><text:span text:style-name="T13">&lt;/table&gt; </text:span></text:p>
          <text:p text:style-name="P1"><text:span text:style-name="T21"/></text:p>
          <text:p text:style-name="P1"><text:span text:style-name="T11">●</text:span><text:span text:style-name="T1"> </text:span><text:span text:style-name="T1">In the java application:</text:span></text:p>
          <text:p text:style-name="P1"><text:span text:style-name="T12"/></text:p>
          <text:p><text:span text:style-name="T22">long</text:span><text:span text:style-name="T1"> value = UserDAO.</text:span></text:p>
          <text:p text:style-name="P1"><text:span text:style-name="T2"><text:s text:c="2"/></text:span><text:span text:style-name="T2">selectSequenceUserSeq</text:span><text:span text:style-name="T1">();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8cm" svg:height="0.4cm" svg:x="15.6cm" svg:y="11.2cm">
          <text:p text:style-name="P3"><text:span text:style-name="T9">Select Sequence Value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8cm" svg:height="0.8cm" svg:x="15.6cm" svg:y="15.4cm">
          <text:p text:style-name="P1"><text:span text:style-name="T7">Can be added to &lt;table&gt;, &lt;view&gt; </text:span></text:p>
          <text:p text:style-name="P1"><text:span text:style-name="T7">and/or &lt;dao&gt; tags.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8cm" svg:height="8.6cm" svg:x="15.6cm" svg:y="16.802cm">
          <text:p text:style-name="P1"><text:span text:style-name="T23">// Get client orders by a dynamic criteria</text:span></text:p>
          <text:p text:style-name="P1"><text:span text:style-name="T24">●</text:span><text:span text:style-name="T25"> </text:span><text:span text:style-name="T25">In HotRod's configuration file:</text:span></text:p>
          <text:p text:style-name="P1"><text:span text:style-name="T26"/></text:p>
          <text:p text:style-name="P1"><text:span text:style-name="T27">&lt;select</text:span><text:span text:style-name="T28"> </text:span><text:span text:style-name="T29">java-class-name</text:span><text:span text:style-name="T28">="</text:span><text:span text:style-name="T30">ClientOrder</text:span><text:span text:style-name="T28">"</text:span><text:span text:style-name="T27">&gt;</text:span></text:p>
          <text:p text:style-name="P1"><text:span text:style-name="T28"><text:s/></text:span><text:span text:style-name="T28">&lt;![CDATA[</text:span></text:p>
          <text:p text:style-name="P1"><text:span text:style-name="T28"><text:s text:c="2"/></text:span><text:span text:style-name="T28">select c.id, c.name, o.* from client c</text:span></text:p>
          <text:p text:style-name="P1"><text:span text:style-name="T28"><text:s text:c="3"/></text:span><text:span text:style-name="T28">join order o on (o.client_id) = (c.id)</text:span></text:p>
          <text:p text:style-name="P1"><text:span text:style-name="T27"><text:s text:c="3"/></text:span><text:span text:style-name="T31">{*</text:span></text:p>
          <text:p text:style-name="P1"><text:span text:style-name="T27"><text:s text:c="3"/></text:span><text:span text:style-name="T27">&lt;where&gt;</text:span></text:p>
          <text:p text:style-name="P1"><text:span text:style-name="T32">&lt;if </text:span><text:span text:style-name="T33">test</text:span><text:span text:style-name="T32">="</text:span><text:span text:style-name="T34">#{clientId,javaType=java.lang.Integer} !</text:span><text:span text:style-name="T34">= null</text:span><text:span text:style-name="T32">"&gt;</text:span></text:p>
          <text:p text:style-name="P1"><text:span text:style-name="T35"><text:s text:c="2"/></text:span><text:span text:style-name="T35">and c.id = #{clientId}</text:span></text:p>
          <text:p text:style-name="P1"><text:span text:style-name="T32">&lt;/if&gt;</text:span></text:p>
          <text:p text:style-name="P1"><text:span text:style-name="T32">&lt;if </text:span><text:span text:style-name="T33">test</text:span><text:span text:style-name="T32">="</text:span><text:span text:style-name="T34">#{state,javaType=java.lang.String} != </text:span><text:span text:style-name="T34">null</text:span><text:span text:style-name="T32">"&gt;</text:span></text:p>
          <text:p text:style-name="P1"><text:span text:style-name="T35"><text:s text:c="2"/></text:span><text:span text:style-name="T35">and c.state = #{state}</text:span></text:p>
          <text:p text:style-name="P1"><text:span text:style-name="T32">&lt;/if&gt;</text:span></text:p>
          <text:p text:style-name="P1"><text:span text:style-name="T32">&lt;if </text:span><text:span text:style-name="T33">test</text:span><text:span text:style-name="T32">="</text:span><text:span text:style-name="T34">#{since,javaType=java.sql.Date} != </text:span><text:span text:style-name="T34">null</text:span><text:span text:style-name="T32">"&gt;</text:span></text:p>
          <text:p text:style-name="P1"><text:span text:style-name="T35"><text:s text:c="2"/></text:span><text:span text:style-name="T35">and o.placed_at &amp;gt; #{since}</text:span></text:p>
          <text:p text:style-name="P1"><text:span text:style-name="T32">&lt;/if&gt;</text:span></text:p>
          <text:p text:style-name="P1"><text:span text:style-name="T27"><text:s text:c="3"/></text:span><text:span text:style-name="T27">&lt;/where&gt;</text:span></text:p>
          <text:p text:style-name="P1"><text:span text:style-name="T31"><text:s text:c="3"/></text:span><text:span text:style-name="T31">*}</text:span></text:p>
          <text:p text:style-name="P1"><text:span text:style-name="T27"><text:s/></text:span><text:span text:style-name="T27">]]&gt;</text:span></text:p>
          <text:p text:style-name="P1"><text:span text:style-name="T27">&lt;/select&gt;</text:span></text:p>
          <text:p text:style-name="P1"><text:span text:style-name="T26"/></text:p>
          <text:p text:style-name="P1"><text:span text:style-name="T24">●</text:span><text:span text:style-name="T25"> </text:span><text:span text:style-name="T25">In the java application:</text:span></text:p>
          <text:p text:style-name="P1"><text:span text:style-name="T26"/></text:p>
          <text:p text:style-name="P1"><text:span text:style-name="T25">List&lt;ClientOrder&gt; orders = ClientOrder.</text:span></text:p>
          <text:p text:style-name="P1"><text:span text:style-name="T36"><text:s text:c="4"/></text:span><text:span text:style-name="T36">select</text:span><text:span text:style-name="T25">(123, 5, Date.valueOf(“2017-</text:span><text:span text:style-name="T25">01-15”)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4.798cm" svg:height="0.4cm" svg:x="15.602cm" svg:y="16.4cm">
          <text:p text:style-name="P3"><text:span text:style-name="T9">Dynamic SQL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4.8cm" svg:height="1.398cm" svg:x="15.6cm" svg:y="25.402cm">
          <text:p text:style-name="P1"><text:span text:style-name="T7">Creates a new DAO java class. </text:span><text:span text:style-name="T7">Complex</text:span></text:p>
          <text:p text:style-name="P1"><text:span text:style-name="T7">joins and native SQL can be used.</text:span></text:p>
          <text:p text:style-name="P1"><text:span text:style-name="T7">Supports inline parameters. </text:span><text:span text:style-name="T7">Dynamic </text:span></text:p>
          <text:p text:style-name="P1"><text:span text:style-name="T7">tags implemented by MyBatis.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8cm" svg:height="3.2cm" svg:x="10.6cm" svg:y="13.4cm">
          <text:p text:style-name="P1"><text:span text:style-name="T1">Us</text:span><text:span text:style-name="T1">er</text:span><text:span text:style-name="T1">D</text:span><text:span text:style-name="T1">A</text:span><text:span text:style-name="T1">O </text:span><text:span text:style-name="T1">u </text:span><text:span text:style-name="T1">= </text:span><text:span text:style-name="T1">Us</text:span><text:span text:style-name="T1">er</text:span><text:span text:style-name="T1">D</text:span><text:span text:style-name="T1">A</text:span><text:span text:style-name="T1">O.</text:span><text:span text:style-name="T4">se</text:span><text:span text:style-name="T4">le</text:span><text:span text:style-name="T4">ct</text:span><text:span text:style-name="T1">(</text:span><text:span text:style-name="T1">17</text:span><text:span text:style-name="T1">); /</text:span><text:span text:style-name="T1">/ </text:span><text:span text:style-name="T1">#1</text:span></text:p>
          <text:p text:style-name="P1"><text:span text:style-name="T1">u.</text:span><text:span text:style-name="T1">se</text:span><text:span text:style-name="T1">tG</text:span><text:span text:style-name="T1">ro</text:span><text:span text:style-name="T1">up</text:span><text:span text:style-name="T1">Id(</text:span><text:span text:style-name="T1">10</text:span><text:span text:style-name="T1">2);</text:span></text:p>
          <text:p text:style-name="P1"><text:span text:style-name="T1">try </text:span><text:span text:style-name="T1">{</text:span></text:p>
          <text:p text:style-name="P1"><text:span text:style-name="T1"><text:s text:c="2"/></text:span><text:span text:style-name="T1">u.</text:span><text:span text:style-name="T4">up</text:span><text:span text:style-name="T4">da</text:span><text:span text:style-name="T4">te</text:span><text:span text:style-name="T1">(</text:span><text:span text:style-name="T1">); /</text:span><text:span text:style-name="T1">/ </text:span><text:span text:style-name="T1">#2</text:span></text:p>
          <text:p text:style-name="P1"><text:span text:style-name="T1"><text:s text:c="2"/></text:span><text:span text:style-name="T1">// </text:span><text:span text:style-name="T1">Su</text:span><text:span text:style-name="T1">cc</text:span><text:span text:style-name="T1">es</text:span><text:span text:style-name="T1">sf</text:span><text:span text:style-name="T1">ull</text:span><text:span text:style-name="T1">y </text:span><text:span text:style-name="T1">up</text:span><text:span text:style-name="T1">da</text:span><text:span text:style-name="T1">te</text:span><text:span text:style-name="T1">d</text:span></text:p>
          <text:p text:style-name="P1"><text:span text:style-name="T1">} </text:span><text:span text:style-name="T1">ca</text:span><text:span text:style-name="T1">tc</text:span><text:span text:style-name="T1">h </text:span><text:span text:style-name="T1">(St</text:span><text:span text:style-name="T1">ale</text:span><text:span text:style-name="T1">Da</text:span><text:span text:style-name="T1">ta</text:span><text:span text:style-name="T1">Ex</text:span><text:span text:style-name="T1">ce</text:span><text:span text:style-name="T1">pti</text:span><text:span text:style-name="T1">on </text:span><text:span text:style-name="T1">e) </text:span><text:span text:style-name="T1">{</text:span></text:p>
          <text:p text:style-name="P1"><text:span text:style-name="T1"><text:s text:c="2"/></text:span><text:span text:style-name="T1">// </text:span><text:span text:style-name="T1">Ro</text:span><text:span text:style-name="T1">w </text:span><text:span text:style-name="T1">ha</text:span><text:span text:style-name="T1">d </text:span><text:span text:style-name="T1">be</text:span><text:span text:style-name="T1">en </text:span><text:span text:style-name="T1">up</text:span><text:span text:style-name="T1">da</text:span><text:span text:style-name="T1">te</text:span><text:span text:style-name="T1">d/</text:span><text:span text:style-name="T1">del</text:span><text:span text:style-name="T1">et</text:span><text:span text:style-name="T1">ed </text:span><text:span text:style-name="T1">by </text:span></text:p>
          <text:p text:style-name="P1"><text:span text:style-name="T1"><text:s text:c="2"/></text:span><text:span text:style-name="T1">// </text:span><text:span text:style-name="T1">ot</text:span><text:span text:style-name="T1">he</text:span><text:span text:style-name="T1">r </text:span><text:span text:style-name="T1">pr</text:span><text:span text:style-name="T1">oc</text:span><text:span text:style-name="T1">es</text:span><text:span text:style-name="T1">s </text:span><text:span text:style-name="T1">be</text:span><text:span text:style-name="T1">tw</text:span><text:span text:style-name="T1">ee</text:span><text:span text:style-name="T1">n </text:span><text:span text:style-name="T1">st</text:span><text:span text:style-name="T1">ep</text:span><text:span text:style-name="T1">s </text:span><text:span text:style-name="T1">#1 </text:span><text:span text:style-name="T1">an</text:span><text:span text:style-name="T1">d </text:span><text:span text:style-name="T1">#2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8cm" svg:height="0.4cm" svg:x="10.6cm" svg:y="13cm">
          <text:p text:style-name="P3"><text:span text:style-name="T9">Up</text:span><text:span text:style-name="T9">dat</text:span><text:span text:style-name="T9">e </text:span><text:span text:style-name="T9">wit</text:span><text:span text:style-name="T9">h </text:span><text:span text:style-name="T9">Op</text:span><text:span text:style-name="T9">tim</text:span><text:span text:style-name="T9">isti</text:span><text:span text:style-name="T9">c </text:span><text:span text:style-name="T9">Lo</text:span><text:span text:style-name="T9">ck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8cm" svg:height="0.8cm" svg:x="10.6cm" svg:y="16.6cm">
          <text:p text:style-name="P1"><text:span text:style-name="T7">Avai</text:span><text:span text:style-name="T7">labl</text:span><text:span text:style-name="T7">e on </text:span><text:span text:style-name="T7">all </text:span><text:span text:style-name="T7">tabl</text:span><text:span text:style-name="T7">es </text:span><text:span text:style-name="T7">with </text:span><text:span text:style-name="T7">vers</text:span><text:span text:style-name="T7">ion </text:span></text:p>
          <text:p text:style-name="P1"><text:span text:style-name="T7">cont</text:span><text:span text:style-name="T7">rol </text:span><text:span text:style-name="T7">spe</text:span><text:span text:style-name="T7">cifie</text:span><text:span text:style-name="T7">d in </text:span><text:span text:style-name="T7">the </text:span><text:span text:style-name="T7">con</text:span><text:span text:style-name="T7">fig </text:span><text:span text:style-name="T7">file.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8cm" svg:height="3.2cm" svg:x="10.6cm" svg:y="18cm">
          <text:p text:style-name="P1"><text:span text:style-name="T1">UserDAO u </text:span><text:span text:style-name="T1">= </text:span><text:span text:style-name="T1">UserDAO.</text:span><text:span text:style-name="T4">se</text:span><text:span text:style-name="T4">lect</text:span><text:span text:style-name="T1">(17); // </text:span><text:span text:style-name="T1">#1</text:span></text:p>
          <text:p text:style-name="P1"><text:span text:style-name="T1">u.setGroupId</text:span><text:span text:style-name="T1">(102);</text:span></text:p>
          <text:p text:style-name="P1"><text:span text:style-name="T1">try {</text:span></text:p>
          <text:p text:style-name="P1"><text:span text:style-name="T1"><text:s text:c="2"/></text:span><text:span text:style-name="T1">u.</text:span><text:span text:style-name="T4">delete</text:span><text:span text:style-name="T1">(); // </text:span><text:span text:style-name="T1">#2</text:span></text:p>
          <text:p text:style-name="P1"><text:span text:style-name="T1"><text:s text:c="2"/></text:span><text:span text:style-name="T1">// </text:span><text:span text:style-name="T1">Successfully </text:span><text:span text:style-name="T1">deleted</text:span></text:p>
          <text:p text:style-name="P1"><text:span text:style-name="T1">} catch </text:span><text:span text:style-name="T1">(StaleDataEx</text:span><text:span text:style-name="T1">ception e) {</text:span></text:p>
          <text:p text:style-name="P1"><text:span text:style-name="T1"><text:s text:c="2"/></text:span><text:span text:style-name="T1">// Row had </text:span><text:span text:style-name="T1">been </text:span><text:span text:style-name="T1">updated/dele</text:span><text:span text:style-name="T1">ted by </text:span></text:p>
          <text:p text:style-name="P1"><text:span text:style-name="T1"><text:s text:c="2"/></text:span><text:span text:style-name="T1">// other </text:span><text:span text:style-name="T1">process </text:span><text:span text:style-name="T1">between </text:span><text:span text:style-name="T1">steps #1 and </text:span><text:span text:style-name="T1">#2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8cm" svg:height="0.4cm" svg:x="10.6cm" svg:y="17.6cm">
          <text:p text:style-name="P3"><text:span text:style-name="T9">Delete </text:span><text:span text:style-name="T9">with </text:span><text:span text:style-name="T9">Optimistic </text:span><text:span text:style-name="T9">Lock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8cm" svg:height="0.8cm" svg:x="10.6cm" svg:y="21.2cm">
          <text:p text:style-name="P1"><text:span text:style-name="T7">Available on all tables with version </text:span></text:p>
          <text:p text:style-name="P1"><text:span text:style-name="T7">control specified in the config file.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8cm" svg:height="1.2cm" svg:x="5.6cm" svg:y="22.6cm">
          <text:p text:style-name="P1"><text:span text:style-name="T1">UserDAO u = UserDAO.select(17);</text:span></text:p>
          <text:p text:style-name="P1"><text:span text:style-name="T1">GroupDAO g = u.</text:span></text:p>
          <text:p text:style-name="P1"><text:span text:style-name="T37"><text:s text:c="4"/></text:span><text:span text:style-name="T37">selectParent</text:span><text:span text:style-name="T38">Group</text:span><text:span text:style-name="T39">().</text:span><text:span text:style-name="T37">by</text:span><text:span text:style-name="T38">GroupId</text:span><text:span text:style-name="T39">();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8cm" svg:height="0.4cm" svg:x="5.6cm" svg:y="22.2cm">
          <text:p text:style-name="P3"><text:span text:style-name="T3">Select Parent Row by FK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4.8cm" svg:height="0.6cm" svg:x="5.6cm" svg:y="23.8cm">
          <text:p text:style-name="P1"><text:span text:style-name="T7">Available on tables with imported </text:span><text:span text:style-name="T7">FKs.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cm" svg:height="1.4cm" svg:x="5.6cm" svg:y="25cm">
          <text:p text:style-name="P1"><text:span text:style-name="T1">UserDAO u = UserDAO.select(17);</text:span></text:p>
          <text:p text:style-name="P1"><text:span text:style-name="T1">List&lt;PrivilegeDAO&gt; privs = u.</text:span></text:p>
          <text:p text:style-name="P1"><text:span text:style-name="T39"><text:s text:c="2"/></text:span><text:span text:style-name="T37">selectChildren</text:span><text:span text:style-name="T38">Privilege</text:span><text:span text:style-name="T39">().</text:span></text:p>
          <text:p text:style-name="P1"><text:span text:style-name="T39"><text:s text:c="2"/></text:span><text:span text:style-name="T37">by</text:span><text:span text:style-name="T38">UserId</text:span><text:span text:style-name="T39">();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8cm" svg:height="0.4cm" svg:x="5.6cm" svg:y="24.6cm">
          <text:p text:style-name="P3"><text:span text:style-name="T3">Select Children Rows by FK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4.8cm" svg:height="0.4cm" svg:x="5.6cm" svg:y="26.4cm">
          <text:p text:style-name="P1"><text:span text:style-name="T7">Available on tables with exported FKs.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8cm" svg:height="1.2cm" svg:x="10.6cm" svg:y="22.6cm">
          <text:p text:style-name="P1"><text:span text:style-name="T1">UserDAO u = UserDAO.select(17);</text:span></text:p>
          <text:p text:style-name="P1"><text:span text:style-name="T1">UserDAO creator = u.</text:span></text:p>
          <text:p text:style-name="P1"><text:span text:style-name="T1"><text:s text:c="2"/></text:span><text:span text:style-name="T4">selectParent</text:span><text:span text:style-name="T38">User</text:span><text:span text:style-name="T1">().</text:span><text:span text:style-name="T4">by</text:span><text:span text:style-name="T38">CreatedBy</text:span><text:span text:style-name="T1">();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8cm" svg:height="0.4cm" svg:x="10.6cm" svg:y="22.2cm">
          <text:p text:style-name="P3"><text:span text:style-name="T3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4.8cm" svg:height="0.6cm" svg:x="10.6cm" svg:y="23.8cm">
          <text:p text:style-name="P1"><text:span text:style-name="T7">Available on tables with imported</text:span></text:p>
          <text:p text:style-name="P1"><text:span text:style-name="T7">reflexive FKs.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8cm" svg:height="1.2cm" svg:x="10.6cm" svg:y="25cm">
          <text:p text:style-name="P1"><text:span text:style-name="T1">UserDAO u = UserDAO.select(17);</text:span></text:p>
          <text:p text:style-name="P1"><text:span text:style-name="T1">List&lt;UserDAO&gt; created = u.</text:span></text:p>
          <text:p text:style-name="P1"><text:span text:style-name="T1"><text:s text:c="2"/></text:span><text:span text:style-name="T4">selectChildren</text:span><text:span text:style-name="T38">User</text:span><text:span text:style-name="T1">().</text:span><text:span text:style-name="T4">by</text:span><text:span text:style-name="T38">CreatedBy</text:span><text:span text:style-name="T1">()</text:span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8cm" svg:height="0.4cm" svg:x="10.6cm" svg:y="24.6cm">
          <text:p text:style-name="P3"><text:span text:style-name="T3">Reflexive Select Children </text:span><text:span text:style-name="T3">by FK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4.8cm" svg:height="0.6cm" svg:x="10.6cm" svg:y="26.2cm">
          <text:p text:style-name="P1"><text:span text:style-name="T7">Available on tables with exported</text:span></text:p>
          <text:p text:style-name="P1"><text:span text:style-name="T7">reflexive FKs.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.2cm" svg:height="3.2cm" svg:x="1.2cm" svg:y="23.6cm">
          <text:p text:style-name="P3"><text:span text:style-name="T40">Example Database</text:span></text:p>
          <text:p text:style-name="P3"><text:span text:style-name="T40"/></text:p>
          <text:p text:style-name="P3"><text:span text:style-name="T40"/></text:p>
          <text:p text:style-name="P3"><text:span text:style-name="T40"/></text:p>
          <text:p text:style-name="P3"><text:span text:style-name="T41"/></text:p>
          <text:p text:style-name="P3"><text:span text:style-name="T42"/></text:p>
          <text:p text:style-name="P3"><text:span text:style-name="T42"/></text:p>
          <text:p text:style-name="P3"><text:span text:style-name="T42"/></text:p>
          <text:p text:style-name="P3"><text:span text:style-name="T42"/></text:p>
          <text:p text:style-name="P3"><text:span text:style-name="T42"/></text:p>
          <text:p text:style-name="P3"><text:span text:style-name="T40"/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cm" svg:height="0.4cm" svg:x="2.2cm" svg:y="24.1cm">
          <text:p text:style-name="P3"><text:span text:style-name="T4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1" draw:id="id1" draw:layer="layout" svg:width="2cm" svg:height="0.4cm" svg:x="2.2cm" svg:y="25.1cm">
          <draw:glue-point draw:id="4" svg:x="3.333cm" svg:y="-5cm"/>
          <text:p text:style-name="P3"><text:span text:style-name="T43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cm" svg:height="0.4cm" svg:x="2.2cm" svg:y="26.1cm">
          <text:p text:style-name="P3"><text:span text:style-name="T43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8" draw:layer="layout" svg:x1="3.2cm" svg:y1="25.5cm" svg:x2="3.2cm" svg:y2="26.1cm" draw:start-shape="id1" draw:start-glue-point="2" draw:end-shape="id2" draw:end-glue-point="0" svg:d="M3200 25500v600" svg:viewBox="0 0 1 601">
          <text:p/>
        </draw:connector>
        <draw:connector draw:style-name="gr41" draw:text-style-name="P18" draw:layer="layout" svg:x1="3.2cm" svg:y1="24.5cm" svg:x2="3.2cm" svg:y2="25.1cm" draw:start-shape="id3" draw:start-glue-point="2" draw:end-shape="id1" draw:end-glue-point="0" svg:d="M3200 24500v600" svg:viewBox="0 0 1 601">
          <text:p/>
        </draw:connector>
        <draw:connector draw:style-name="gr42" draw:text-style-name="P18" draw:layer="layout" svg:x1="4.2cm" svg:y1="25.3cm" svg:x2="3.866cm" svg:y2="25.1cm" draw:start-shape="id1" draw:start-glue-point="1" draw:end-shape="id1" draw:end-glue-point="4" svg:d="M4200 25300h502v-701h-836v501" svg:viewBox="0 0 837 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2" svg:font-family="'Liberation Sans Narrow'" style:font-family-generic="swiss"/>
    <style:font-face style:name="Liberation Sans Narrow3" svg:font-family="'Liberation Sans Narrow'" style:font-adornments="Regular" style:font-family-generic="swiss"/>
    <style:font-face style:name="Liberation Sans2" svg:font-family="'Liberation Sans'" style:font-pitch="variable"/>
    <style:font-face style:name="Ubuntu Condensed" svg:font-family="'Ubuntu Condensed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3:43:27.331572102</meta:creation-date>
    <dc:date>2017-03-10T10:50:11.329987650</dc:date>
    <meta:editing-duration>PT5H1M41S</meta:editing-duration>
    <meta:editing-cycles>163</meta:editing-cycles>
    <meta:generator>LibreOffice/5.1.6.2$Linux_X86_64 LibreOffice_project/10m0$Build-2</meta:generator>
    <meta:document-statistic meta:object-count="72"/>
  </office:meta>
</office:document-meta>
</file>